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  <style:style style:name="ce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3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x_depth=100;min_samples_leaf=1;max_features=None;max_samples=1.0;criterion=squared_err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2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100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3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2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100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3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1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5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2;min_samples_leaf=5%;max_features=None;max_samples=1.0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100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100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3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3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1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ax_depth=2;min_samples_leaf=5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6" office:value-type="string" calcext:value-type="string">
            <text:p>max_depth=2;min_samples_leaf=5%;max_features=None;max_samples=0.632;criterion=squared_err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table:style-name="ce3" office:value-type="string" calcext:value-type="string">
            <text:p>KENDSIG_0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table:style-name="ce3" office:value-type="string" calcext:value-type="string">
            <text:p>KENDSIG_0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table:style-name="ce3" office:value-type="string" calcext:value-type="string">
            <text:p>KENDSIG_05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table:style-name="ce3" office:value-type="string" calcext:value-type="string">
            <text:p>KENDSIG_05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 table:style-name="ce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calcext:conditional-formats>
          <calcext:conditional-format calcext:target-range-address="Sheet1.F10:Sheet1.F10 Sheet1.F22:Sheet1.F39 Sheet1.F42:Sheet1.F43 Sheet1.F46:Sheet1.F47 Sheet1.F50:Sheet1.F51 Sheet1.F54:Sheet1.F55 Sheet1.F58:Sheet1.F59 Sheet1.F62:Sheet1.F63 Sheet1.F66:Sheet1.F67 Sheet1.F70:Sheet1.F72 Sheet1.F4:Sheet1.F4 Sheet1.F7:Sheet1.F7 Sheet1.F19:Sheet1.F19 Sheet1.F13:Sheet1.F13 Sheet1.F16:Sheet1.F16">
            <calcext:condition calcext:apply-style-name="ConditionalStyle_2" calcext:value="contains-text(&quot;batch&quot;)" calcext:base-cell-address="Sheet1.F4"/>
            <calcext:condition calcext:apply-style-name="ConditionalStyle_1" calcext:value="contains-text(&quot;wd=&quot;)" calcext:base-cell-address="Sheet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7-01T22:23:13.164000000</dc:date>
    <meta:editing-duration>PT6H43M49S</meta:editing-duration>
    <meta:editing-cycles>70</meta:editing-cycles>
    <meta:document-statistic meta:table-count="1" meta:cell-count="494" meta:object-count="0"/>
  </office:meta>
</office:document-meta>
</file>